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margin-top="0in" fo:margin-bottom="0in"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er: Thank you for taking the time to speak with us today. Let's begin the interview. Can you briefly describe your experience in the real estate industry?</text:p>
      <text:p text:style-name="P1">Interviewee: Certainly. I have been actively involved in the real estate industry for the past five years. During this time, I have worked as a real estate agent, assisting clients in buying and selling properties. I have also gained experience in property management and have successfully closed several investment deals.</text:p>
      <text:p text:style-name="P1">Interviewer: Great. As someone who is familiar with the real estate market, how would you define realty and its significance in the context of the real estate market?</text:p>
      <text:p text:style-name="P1">Interviewee: Realty refers to the physical properties and assets within the real estate market. It encompasses residential, commercial, and industrial properties. In the real estate market, realty plays a crucial role as it represents tangible assets that can be bought, sold, or invested in. Understanding the dynamics of realty helps in identifying opportunities, assessing property values, and making informed decisions.</text:p>
      <text:p text:style-name="P1">Interviewer: When it comes to evaluating properties for investment, what factors do you consider?</text:p>
      <text:p text:style-name="P1">Interviewee: When evaluating properties for investment, several factors come into play. First and foremost, I consider the location and the potential for future growth in the area. I also assess the condition of the property, its rental income potential, and any possible renovation or improvement opportunities. Additionally, I look at market demand, rental yields, and the overall economic stability of the region.</text:p>
      <text:p text:style-name="P1">Interviewer: How do you stay updated on the latest market trends and changes in the real estate industry?</text:p>
      <text:p text:style-name="P1">Interviewee: As a busy professional, I understand the importance of staying informed about the real estate market. I subscribe to industry newsletters, follow reputable real estate publications, and attend networking events and seminars. I also leverage online platforms and social media to stay connected with industry experts and participate in discussions. Additionally, I have built a strong network of colleagues and professionals in the field, and we often share insights and discuss market trends.</text:p>
      <text:p text:style-name="P1">Interviewer: Could you share an example of a recent market analysis or trend report that you have worked on? What insights did it reveal?</text:p>
      <text:p text:style-name="P1">Interviewee: Recently, I conducted a market analysis for a neighborhood that showed promising growth potential. The report indicated increasing demand due to infrastructure developments and proximity to commercial hubs. It also highlighted a shortage of available properties, which suggested a favorable market for sellers. This analysis helped my clients, who were looking to sell their property, understand the competitive advantage they had and set an optimal listing price.</text:p>
      <text:p text:style-name="P1">Interviewer: How do you assess the value of a property? What factors and methods do you use for property valuation?</text:p>
      <text:p text:style-name="P1">Interviewee: Property valuation involves a combination of methods and factors. I consider the property's location, size, condition, amenities, and any recent upgrades. I also examine comparable sales data in the area to gauge market prices. Additionally, I take into account factors such as rental income potential and the current market conditions. By combining these elements and employing valuation models, such as the sales comparison approach or income approach, I arrive at a fair estimate of the property's value.</text:p>
      <text:p text:style-name="P1">Interviewer: Given your experience, what do you believe are the key challenges faced by buyers in the current real estate market?</text:p>
      <text:p text:style-name="P1"><text:soft-page-break/>Interviewee: One of the key challenges faced by buyers in the current real estate market is the limited inventory of available properties. With high demand and low supply, buyers often face stiff competition and may need to act quickly to secure a desired property. Additionally, affordability can be a challenge, especially in competitive markets where prices are rising. Navigating the complex process of financing and negotiating with sellers can also pose challenges for buyers, especially those who are new to the real estate market.</text:p>
      <text:p text:style-name="P1">Interviewer: Thank you for sharing your insights and experiences. It has been valuable to learn from your perspective in the real estate industry.</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Hylton</meta:initial-creator>
    <meta:creation-date>2023-06-30T21:11:33.95</meta:creation-date>
    <meta:document-statistic meta:table-count="0" meta:image-count="0" meta:object-count="0" meta:page-count="2" meta:paragraph-count="15" meta:word-count="651" meta:character-count="4258"/>
    <dc:date>2023-06-30T21:12:22.04</dc:date>
    <dc:creator>Anthony Hylton</dc:creator>
    <meta:editing-duration>PT48S</meta:editing-duration>
    <meta:editing-cycles>1</meta:editing-cycles>
    <meta:generator>OpenOffice/4.1.14$Win32 OpenOffice.org_project/4114m1$Build-9811</meta:generator>
  </office:meta>
</office:document-meta>
</file>